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text/xml" manifest:full-path="Object 5/styles.xm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text-properties officeooo:rsid="00198d35" officeooo:paragraph-rsid="00198d35"/>
    </style:style>
    <style:style style:name="P2" style:family="paragraph" style:parent-style-name="Standard">
      <style:text-properties officeooo:rsid="00198d35" officeooo:paragraph-rsid="001ed1d3"/>
    </style:style>
    <style:style style:name="P3" style:family="paragraph" style:parent-style-name="Standard">
      <style:text-properties officeooo:rsid="00198d35" officeooo:paragraph-rsid="00200066"/>
    </style:style>
    <style:style style:name="P4" style:family="paragraph" style:parent-style-name="Standard">
      <style:text-properties fo:font-weight="bold" officeooo:rsid="00198d35" officeooo:paragraph-rsid="00198d35" style:font-weight-asian="bold" style:font-weight-complex="bold"/>
    </style:style>
    <style:style style:name="P5" style:family="paragraph" style:parent-style-name="Standard">
      <style:text-properties fo:font-weight="bold" officeooo:rsid="00198d35" officeooo:paragraph-rsid="00269fb4" style:font-weight-asian="bold" style:font-weight-complex="bold"/>
    </style:style>
    <style:style style:name="P6" style:family="paragraph" style:parent-style-name="Standard">
      <style:text-properties fo:font-weight="bold" officeooo:rsid="00198d35" officeooo:paragraph-rsid="0027fd76" style:font-weight-asian="bold" style:font-weight-complex="bold"/>
    </style:style>
    <style:style style:name="P7" style:family="paragraph" style:parent-style-name="Standard">
      <style:text-properties fo:font-weight="bold" officeooo:rsid="001e3866" officeooo:paragraph-rsid="00198d35" style:font-weight-asian="bold" style:font-weight-complex="bold"/>
    </style:style>
    <style:style style:name="P8" style:family="paragraph" style:parent-style-name="Standard">
      <style:text-properties fo:font-weight="bold" officeooo:rsid="001ed1d3" officeooo:paragraph-rsid="001ed1d3" style:font-weight-asian="bold" style:font-weight-complex="bold"/>
    </style:style>
    <style:style style:name="P9" style:family="paragraph" style:parent-style-name="Standard">
      <style:text-properties fo:font-weight="normal" officeooo:rsid="00198d35" officeooo:paragraph-rsid="00198d35" style:font-weight-asian="normal" style:font-weight-complex="normal"/>
    </style:style>
    <style:style style:name="P10" style:family="paragraph" style:parent-style-name="Standard">
      <style:text-properties fo:font-weight="normal" officeooo:rsid="00198d35" officeooo:paragraph-rsid="00269fb4" style:font-weight-asian="normal" style:font-weight-complex="normal"/>
    </style:style>
    <style:style style:name="P11" style:family="paragraph" style:parent-style-name="Standard">
      <style:text-properties fo:font-weight="normal" officeooo:rsid="00198d35" officeooo:paragraph-rsid="0027fd76" style:font-weight-asian="normal" style:font-weight-complex="normal"/>
    </style:style>
    <style:style style:name="P12" style:family="paragraph" style:parent-style-name="Standard">
      <style:text-properties fo:font-weight="normal" officeooo:rsid="001e3866" officeooo:paragraph-rsid="001e3866" style:font-weight-asian="normal" style:font-weight-complex="normal"/>
    </style:style>
    <style:style style:name="P13" style:family="paragraph" style:parent-style-name="Standard">
      <style:text-properties fo:font-weight="normal" officeooo:rsid="001ed1d3" officeooo:paragraph-rsid="001ed1d3" style:font-weight-asian="normal" style:font-weight-complex="normal"/>
    </style:style>
    <style:style style:name="P14" style:family="paragraph" style:parent-style-name="Standard">
      <style:text-properties fo:font-weight="normal" officeooo:rsid="001ed1d3" officeooo:paragraph-rsid="00269fb4" style:font-weight-asian="normal" style:font-weight-complex="normal"/>
    </style:style>
    <style:style style:name="P15" style:family="paragraph" style:parent-style-name="Standard">
      <style:text-properties fo:font-weight="normal" officeooo:rsid="001ed1d3" officeooo:paragraph-rsid="0027fd76" style:font-weight-asian="normal" style:font-weight-complex="normal"/>
    </style:style>
    <style:style style:name="P16" style:family="paragraph" style:parent-style-name="Standard">
      <style:text-properties fo:font-weight="normal" officeooo:rsid="001ed1d3" officeooo:paragraph-rsid="002849a4" style:font-weight-asian="normal" style:font-weight-complex="normal"/>
    </style:style>
    <style:style style:name="P17" style:family="paragraph" style:parent-style-name="Standard">
      <style:text-properties officeooo:rsid="001ed1d3" officeooo:paragraph-rsid="001ed1d3"/>
    </style:style>
    <style:style style:name="P18" style:family="paragraph" style:parent-style-name="Standard">
      <style:text-properties officeooo:rsid="001ed1d3" officeooo:paragraph-rsid="00198d35"/>
    </style:style>
    <style:style style:name="P19" style:family="paragraph" style:parent-style-name="Standard">
      <style:text-properties officeooo:rsid="001afcc1" officeooo:paragraph-rsid="001afcc1"/>
    </style:style>
    <style:style style:name="P20" style:family="paragraph" style:parent-style-name="Standard" style:list-style-name="L1">
      <style:text-properties officeooo:paragraph-rsid="00182d7d"/>
    </style:style>
    <style:style style:name="P21" style:family="paragraph" style:parent-style-name="Standard" style:list-style-name="L2">
      <style:text-properties officeooo:rsid="00198d35" officeooo:paragraph-rsid="00198d35"/>
    </style:style>
    <style:style style:name="P22" style:family="paragraph" style:parent-style-name="Standard" style:list-style-name="L2">
      <style:text-properties officeooo:rsid="0019cbf1" officeooo:paragraph-rsid="0019cbf1"/>
    </style:style>
    <style:style style:name="P23" style:family="paragraph" style:parent-style-name="Standard" style:list-style-name="L2">
      <style:text-properties officeooo:rsid="00200066" officeooo:paragraph-rsid="00200066"/>
    </style:style>
    <style:style style:name="P24" style:family="paragraph" style:parent-style-name="Standard" style:list-style-name="L2">
      <style:text-properties officeooo:rsid="002136b0" officeooo:paragraph-rsid="002136b0"/>
    </style:style>
    <style:style style:name="P25" style:family="paragraph" style:parent-style-name="Standard">
      <style:text-properties fo:font-weight="normal" officeooo:rsid="002b72d4" officeooo:paragraph-rsid="002b72d4" style:font-weight-asian="normal" style:font-weight-complex="normal"/>
    </style:style>
    <style:style style:name="P26" style:family="paragraph" style:parent-style-name="Standard">
      <style:text-properties fo:font-weight="normal" officeooo:rsid="00269fb4" officeooo:paragraph-rsid="0027fd76" style:font-weight-asian="normal" style:font-weight-complex="normal"/>
    </style:style>
    <style:style style:name="P27" style:family="paragraph" style:parent-style-name="Standard">
      <style:text-properties fo:font-weight="normal" officeooo:rsid="002a46ef" officeooo:paragraph-rsid="002a46ef" style:font-weight-asian="normal" style:font-weight-complex="normal"/>
    </style:style>
    <style:style style:name="P28" style:family="paragraph" style:parent-style-name="Standard">
      <style:text-properties fo:font-weight="normal" officeooo:rsid="002849a4" officeooo:paragraph-rsid="002849a4" style:font-weight-asian="normal" style:font-weight-complex="normal"/>
    </style:style>
    <style:style style:name="P29" style:family="paragraph" style:parent-style-name="Standard">
      <style:text-properties fo:font-size="14pt" fo:font-weight="bold" officeooo:rsid="00269fb4" officeooo:paragraph-rsid="002d93ea" style:font-size-asian="14pt" style:font-weight-asian="bold" style:font-size-complex="14pt" style:font-weight-complex="bold"/>
    </style:style>
    <style:style style:name="P30" style:family="paragraph" style:parent-style-name="Standard">
      <style:text-properties fo:font-size="12pt" fo:font-weight="normal" officeooo:rsid="00269fb4" officeooo:paragraph-rsid="002d93ea" style:font-size-asian="12pt" style:font-weight-asian="normal" style:font-size-complex="12pt" style:font-weight-complex="normal"/>
    </style:style>
    <style:style style:name="P31" style:family="paragraph" style:parent-style-name="Standard">
      <style:text-properties fo:font-size="12pt" fo:font-weight="normal" officeooo:rsid="00269fb4" officeooo:paragraph-rsid="00327a78" style:font-size-asian="12pt" style:font-weight-asian="normal" style:font-size-complex="12pt" style:font-weight-complex="normal"/>
    </style:style>
    <style:style style:name="P32" style:family="paragraph" style:parent-style-name="Standard">
      <style:text-properties fo:font-size="12pt" fo:font-weight="normal" officeooo:rsid="00269fb4" officeooo:paragraph-rsid="0032d009" style:font-size-asian="12pt" style:font-weight-asian="normal" style:font-size-complex="12pt" style:font-weight-complex="normal"/>
    </style:style>
    <style:style style:name="T1" style:family="text">
      <style:text-properties officeooo:rsid="00182d7d"/>
    </style:style>
    <style:style style:name="T2" style:family="text">
      <style:text-properties officeooo:rsid="00198d35"/>
    </style:style>
    <style:style style:name="T3" style:family="text">
      <style:text-properties officeooo:rsid="001afcc1"/>
    </style:style>
    <style:style style:name="T4" style:family="text">
      <style:text-properties officeooo:rsid="001e3866"/>
    </style:style>
    <style:style style:name="T5" style:family="text">
      <style:text-properties officeooo:rsid="001ed1d3"/>
    </style:style>
    <style:style style:name="T6" style:family="text">
      <style:text-properties officeooo:rsid="0020133c"/>
    </style:style>
    <style:style style:name="T7" style:family="text">
      <style:text-properties officeooo:rsid="0022b9ea"/>
    </style:style>
    <style:style style:name="T8" style:family="text">
      <style:text-properties fo:font-weight="bold" style:font-weight-asian="bold" style:font-weight-complex="bold"/>
    </style:style>
    <style:style style:name="T9" style:family="text">
      <style:text-properties fo:font-weight="bold" officeooo:rsid="0022b9ea" style:font-weight-asian="bold" style:font-weight-complex="bold"/>
    </style:style>
    <style:style style:name="T10" style:family="text">
      <style:text-properties fo:font-weight="bold" officeooo:rsid="00248366" style:font-weight-asian="bold" style:font-weight-complex="bold"/>
    </style:style>
    <style:style style:name="T11" style:family="text">
      <style:text-properties fo:font-weight="bold" officeooo:rsid="00198d35" style:font-weight-asian="bold" style:font-weight-complex="bold"/>
    </style:style>
    <style:style style:name="T12" style:family="text">
      <style:text-properties officeooo:rsid="0024cce2"/>
    </style:style>
    <style:style style:name="T13" style:family="text">
      <style:text-properties officeooo:rsid="00256ed2"/>
    </style:style>
    <style:style style:name="T14" style:family="text">
      <style:text-properties officeooo:rsid="0025a56d"/>
    </style:style>
    <style:style style:name="T15" style:family="text">
      <style:text-properties officeooo:rsid="00269fb4"/>
    </style:style>
    <style:style style:name="T16" style:family="text">
      <style:text-properties officeooo:rsid="0027fd76"/>
    </style:style>
    <style:style style:name="T17" style:family="text">
      <style:text-properties officeooo:rsid="002849a4"/>
    </style:style>
    <style:style style:name="T18" style:family="text">
      <style:text-properties officeooo:rsid="002d93ea"/>
    </style:style>
    <style:style style:name="T19" style:family="text">
      <style:text-properties fo:font-size="12pt" fo:font-weight="normal" officeooo:rsid="002d93ea" style:font-size-asian="12pt" style:font-weight-asian="normal" style:font-size-complex="12pt" style:font-weight-complex="normal"/>
    </style:style>
    <style:style style:name="T20" style:family="text">
      <style:text-properties officeooo:rsid="002ef569"/>
    </style:style>
    <style:style style:name="T21" style:family="text">
      <style:text-properties officeooo:rsid="002f1b7b"/>
    </style:style>
    <style:style style:name="T22" style:family="text">
      <style:text-properties officeooo:rsid="00310cbf"/>
    </style:style>
    <style:style style:name="T23" style:family="text">
      <style:text-properties officeooo:rsid="00327a78"/>
    </style:style>
    <style:style style:name="T24" style:family="text">
      <style:text-properties officeooo:rsid="0032d009"/>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67728944" text:style-name="L1">
        <text:list-item>
          <text:p text:style-name="P20"><text:span text:style-name="T1">Test </text:span><text:span text:style-name="T2">script : </text:span><text:span text:style-name="T11">test.sh</text:span></text:p>
        </text:list-item>
      </text:list>
      <text:list xml:id="list805820647" text:style-name="L2">
        <text:list-item>
          <text:p text:style-name="P21">Test log files are placed in <text:span text:style-name="T8">test_log</text:span> folder in the source code</text:p>
        </text:list-item>
        <text:list-item>
          <text:p text:style-name="P22"><text:span text:style-name="T8">time </text:span>command of <text:span text:style-name="T7">Linux</text:span> is used to calculate the performance</text:p>
        </text:list-item>
        <text:list-item>
          <text:p text:style-name="P22">Buffer size is set to a maximum of <text:span text:style-name="T8">4096</text:span> bytes for every read / write</text:p>
        </text:list-item>
        <text:list-item>
          <text:p text:style-name="P23">Every access is repeated <text:span text:style-name="T8">200 </text:span>times</text:p>
        </text:list-item>
        <text:list-item>
          <text:p text:style-name="P24">For multiple clients case, we ran tests with <text:span text:style-name="T9">2 </text:span><text:span text:style-name="T10">or</text:span><text:span text:style-name="T9"> 3</text:span><text:span text:style-name="T7"> clients accessing </text:span>simultan<text:span text:style-name="T7">eously</text:span>. </text:p>
        </text:list-item>
      </text:list>
      <text:p text:style-name="P3"/>
      <text:p text:style-name="P4">Test Case 1 : <text:s/><text:span text:style-name="T4">Relay Test Case</text:span></text:p>
      <text:p text:style-name="P7"/>
      <text:p text:style-name="P4"/>
      <text:p text:style-name="P12"><text:s/>compute-0-0 <text:span text:style-name="T6">&lt;</text:span>-----<text:span text:style-name="T6">&gt;</text:span> compute-0-1 <text:span text:style-name="T6">&lt;</text:span>-----<text:span text:style-name="T6">&gt;</text:span> compute-0-2 <text:span text:style-name="T6">&lt;</text:span>------<text:span text:style-name="T6">&gt;</text:span> compute-0-3 </text:p>
      <text:p text:style-name="P12"/>
      <text:p text:style-name="P12"/>
      <text:p text:style-name="P12">Here we try to search a file from compute-0-0 and the file <text:span text:style-name="T12">is</text:span> served by compute-0-3. This is to test that the request are relayed properly. </text:p>
      <text:p text:style-name="P12"/>
      <text:p text:style-name="P12"><draw:frame draw:style-name="fr1" draw:name="Object3" text:anchor-type="paragraph" svg:y="0.0646in" svg:width="5.0472in" svg:height="1.9409in" draw:z-index="0"><draw:object xlink:href="./Object 3" xlink:type="simple" xlink:show="embed" xlink:actuate="onLoad"/><draw:image xlink:href="./ObjectReplacements/Object 3"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4"/>
      <text:p text:style-name="P4">Test Case 2 : <text:s/><text:span text:style-name="T5">Star Test Case <text:s/></text:span><text:span text:style-name="T13">with 4 nodes</text:span></text:p>
      <text:p text:style-name="P4"/>
      <text:p text:style-name="P17">compute-0-0 - Peers: compute-0-1, compute-0-2, compute-0-3 </text:p>
      <text:p text:style-name="P17">compute-0-1 - Peers: compute-0-0, compute-0-2, compute-0-3 </text:p>
      <text:p text:style-name="P17">compute-0-2 - Peers: compute-0-0, compute-0-1, compute-0-3 </text:p>
      <text:p text:style-name="P17">compute-0-3 - Peers: compute-0-0, compute-0-1, compute-0-2 </text:p>
      <text:p text:style-name="P2"/>
      <text:p text:style-name="P1"/>
      <text:p text:style-name="P1"/>
      <text:p text:style-name="P1"><draw:frame draw:style-name="fr2" draw:name="Object1" text:anchor-type="paragraph" svg:width="4.052in" svg:height="1.9409in"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4"/>
      <text:p text:style-name="P4"/>
      <text:p text:style-name="P4"/>
      <text:p text:style-name="P4"/>
      <text:p text:style-name="P4"><text:soft-page-break/>Test Case <text:span text:style-name="T3">3</text:span> : <text:span text:style-name="T15">Mesh</text:span><text:span text:style-name="T13"> Test Case with 10 nodes</text:span></text:p>
      <text:p text:style-name="P9"/>
      <text:p text:style-name="P13">10 Nodes : compute-0-0, compute-0-1, compute-0-2, compute-0-3, compute-0-<text:span text:style-name="T14">10</text:span>, compute-0-5, compute-0-6, compute-0-7, compute-0-8, compute-0-9 </text:p>
      <text:p text:style-name="P13"/>
      <text:p text:style-name="P13"><text:s text:c="4"/>compute-0-0 ------- compute-0-1 ------- compute-0-2 </text:p>
      <text:p text:style-name="P13"><text:s text:c="8"/>| <text:s text:c="31"/>| <text:s text:c="30"/>| </text:p>
      <text:p text:style-name="P13"><text:s text:c="8"/>| <text:s text:c="31"/>| <text:s text:c="30"/>| </text:p>
      <text:p text:style-name="P13"><text:s text:c="4"/>compute-0-3 ------- compute-0-<text:span text:style-name="T14">10</text:span>------- compute-0-5 </text:p>
      <text:p text:style-name="P13"><text:s text:c="8"/>| <text:s text:c="31"/>| <text:s text:c="30"/>| </text:p>
      <text:p text:style-name="P13"><text:s text:c="8"/>| <text:s text:c="31"/>| <text:s text:c="30"/>| </text:p>
      <text:p text:style-name="P13"><text:s text:c="4"/>compute-0-6 ------- compute-0-7 ------- compute-0-8 </text:p>
      <text:p text:style-name="P13"><text:s text:c="8"/>| </text:p>
      <text:p text:style-name="P13"><text:s text:c="8"/>| </text:p>
      <text:p text:style-name="P13"><text:s text:c="4"/>compute-0-9 </text:p>
      <text:p text:style-name="P13"/>
      <text:p text:style-name="P25">compute-0-0 - Peers : compute-0-1, compute-0-3 </text:p>
      <text:p text:style-name="P25">compute-0-1 - Peers : compute-0-0, compute-0-10, compute-0-2 </text:p>
      <text:p text:style-name="P25">compute-0-2 - Peers : compute-0-1, compute-0-5 </text:p>
      <text:p text:style-name="P25">compute-0-3 - Peers : compute-0-0, compute-0-10, compute-0-6 </text:p>
      <text:p text:style-name="P25">compute-0-10 - Peers : compute-0-1, compute-0-5, compute-0-7, compute-0-3 </text:p>
      <text:p text:style-name="P25">compute-0-5 - Peers : compute-0-2, compute-0-10, compute-0-8 </text:p>
      <text:p text:style-name="P25">compute-0-6 - Peers : compute-0-3, compute-0-7, compute-0-9 </text:p>
      <text:p text:style-name="P25">compute-0-7 - Peers : compute-0-6, compute-0-10, compute-0-8 </text:p>
      <text:p text:style-name="P25">compute-0-8 - Peers : compute-0-5, compute-0-7 </text:p>
      <text:p text:style-name="P25">compute-0-9 - Peers : compute-0-6</text:p>
      <text:p text:style-name="P8"/>
      <text:p text:style-name="P2"><draw:frame draw:style-name="fr3" draw:name="Object2" text:anchor-type="paragraph" svg:x="1.2728in" svg:y="0.0602in" svg:width="4.3791in" svg:height="1.9437in" draw:z-index="2"><draw:object xlink:href="./Object 2" xlink:type="simple" xlink:show="embed" xlink:actuate="onLoad"/><draw:image xlink:href="./ObjectReplacements/Object 2" xlink:type="simple" xlink:show="embed" xlink:actuate="onLoad"/></draw:frame></text:p>
      <text:p text:style-name="P1"/>
      <text:p text:style-name="P1"/>
      <text:p text:style-name="P18"/>
      <text:p text:style-name="P17"/>
      <text:p text:style-name="P1"/>
      <text:p text:style-name="P1"/>
      <text:p text:style-name="P1"/>
      <text:p text:style-name="P1"/>
      <text:p text:style-name="P19"/>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st Case <text:span text:style-name="T15">4</text:span> : <text:span text:style-name="T15">Mesh</text:span><text:span text:style-name="T13"> Test Case with 1</text:span><text:span text:style-name="T15">2 nodes</text:span></text:p>
      <text:p text:style-name="P10"/>
      <text:p text:style-name="P15">10 Nodes : compute-0-0, compute-0-1, compute-0-2, compute-0-3, compute-0-<text:span text:style-name="T14">10</text:span>, compute-0-5, compute-0-6, compute-0-7, compute-0-8, compute-0-9, <text:span text:style-name="T15">compute-0-11, compute-0-12</text:span></text:p>
      <text:p text:style-name="P26"/>
      <text:p text:style-name="P26"/>
      <text:p text:style-name="P27"><text:s text:c="4"/>compute-0-0 ------- compute-0-1 ------- compute-0-2 </text:p>
      <text:p text:style-name="P27"><text:s text:c="8"/>| <text:s text:c="18"/>| <text:s text:c="18"/>| </text:p>
      <text:p text:style-name="P27"><text:s text:c="8"/>| <text:s text:c="18"/>| <text:s text:c="18"/>| </text:p>
      <text:p text:style-name="P27"><text:s text:c="4"/>compute-0-3 ------- compute-0-12 ------- compute-0-5 </text:p>
      <text:p text:style-name="P27"><text:s text:c="8"/>| <text:s text:c="18"/>| <text:s text:c="18"/>| </text:p>
      <text:p text:style-name="P27"><text:s text:c="8"/>| <text:s text:c="18"/>| <text:s text:c="18"/>| </text:p>
      <text:p text:style-name="P27"><text:s text:c="4"/>compute-0-6 ------- compute-0-7 ------- compute-0-8 </text:p>
      <text:p text:style-name="P27"><text:s text:c="8"/>| <text:s text:c="18"/>| <text:s text:c="18"/>| </text:p>
      <text:p text:style-name="P27"><text:s text:c="8"/>| <text:s text:c="18"/>| <text:s text:c="18"/>| </text:p>
      <text:p text:style-name="P27"><text:s text:c="4"/>compute-0-9 ------- compute-0-10 ------ compute-0-11 </text:p>
      <text:p text:style-name="P27"/>
      <text:p text:style-name="P27"/>
      <text:p text:style-name="P27"/>
      <text:p text:style-name="P25">compute-0-0 - Peers : compute-0-1, compute-0-3 </text:p>
      <text:p text:style-name="P25">compute-0-1 - Peers : compute-0-0, compute-0-12, compute-0-2 </text:p>
      <text:p text:style-name="P25">compute-0-2 - Peers : compute-0-1, compute-0-5 </text:p>
      <text:p text:style-name="P25">compute-0-3 - Peers : compute-0-0, compute-0-12, compute-0-6 </text:p>
      <text:p text:style-name="P25">compute-0-12 - Peers : compute-0-1, compute-0-5, compute-0-7, compute-0-3 </text:p>
      <text:p text:style-name="P25">compute-0-5 - Peers : compute-0-2, compute-0-12, compute-0-8 </text:p>
      <text:p text:style-name="P25">compute-0-6 - Peers : compute-0-3, compute-0-7, compute-0-9 </text:p>
      <text:p text:style-name="P25">compute-0-7 - Peers : compute-0-6, compute-0-12, compute-0-8, compute-0-10 </text:p>
      <text:p text:style-name="P25">compute-0-8 - Peers : compute-0-5, compute-0-7, compute-0-11 </text:p>
      <text:p text:style-name="P25">compute-0-9 - Peers : compute-0-6, compute-0-10 </text:p>
      <text:p text:style-name="P25">compute-0-10 - Peers : compute-0-9, compute-0-7, compute-0-11 </text:p>
      <text:p text:style-name="P25">compute-0-11 - Peers : compute-0-8, compute-0-10</text:p>
      <text:p text:style-name="P25"/>
      <text:p text:style-name="P26"/>
      <text:p text:style-name="P26"/>
      <text:p text:style-name="P15"><draw:frame draw:style-name="fr2" draw:name="Object4" text:anchor-type="paragraph" svg:width="4.3791in" svg:height="1.9437in" draw:z-index="3"><draw:object xlink:href="./Object 4" xlink:type="simple" xlink:show="embed" xlink:actuate="onLoad"/><draw:image xlink:href="./ObjectReplacements/Object 4" xlink:type="simple" xlink:show="embed" xlink:actuate="onLoad"/></draw:fram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Test Case <text:span text:style-name="T17">5</text:span> : <text:span text:style-name="T16">Star</text:span><text:span text:style-name="T13"> Test Case with 1</text:span><text:span text:style-name="T16">0 nodes</text:span></text:p>
      <text:p text:style-name="P11"/>
      <text:p text:style-name="P15">10 Nodes : compute-0-0, compute-0-1, compute-0-2, compute-0-3, compute-0-<text:span text:style-name="T14">10</text:span>, compute-0-5, compute-0-6, compute-0-7, compute-0-8, compute-0-9</text:p>
      <text:p text:style-name="P15"/>
      <text:p text:style-name="P16"/>
      <text:p text:style-name="P28">compute-0-0 - Peers : compute-0-1, compute-0-2, compute-0-3, compute-0-10, compute-0-5, compute-0-6, compute-0-7, compute-0-8, compute-0-9 </text:p>
      <text:p text:style-name="P28">compute-0-1 - Peers : compute-0-0, compute-0-2, compute-0-3, compute-0-10, compute-0-5, compute-0-6, compute-0-7, compute-0-8, compute-0-9 </text:p>
      <text:p text:style-name="P28">compute-0-2 - Peers : compute-0-0, compute-0-1, compute-0-3, compute-0-10, compute-0-5, compute-0-6, compute-0-7, compute-0-8, compute-0-9 </text:p>
      <text:p text:style-name="P28">compute-0-3 - Peers : compute-0-0, compute-0-1, compute-0-2, compute-0-10, compute-0-5, compute-0-6, compute-0-7, compute-0-8, compute-0-9 </text:p>
      <text:p text:style-name="P28">compute-0-10 - Peers : compute-0-0, compute-0-1, compute-0-2, compute-0-3, compute-0-5, compute-0-6, compute-0-7, compute-0-8, compute-0-9 </text:p>
      <text:p text:style-name="P28">compute-0-5 - Peers : compute-0-0, compute-0-1, compute-0-2, compute-0-3, compute-0-10, compute-0-6, compute-0-7, compute-0-8, compute-0-9 </text:p>
      <text:p text:style-name="P28">compute-0-6 - Peers : compute-0-0, compute-0-1, compute-0-2, compute-0-3, compute-0-10, compute-0-5, compute-0-7, compute-0-8, compute-0-9 </text:p>
      <text:p text:style-name="P28">compute-0-7 - Peers : compute-0-0, compute-0-1, compute-0-2, compute-0-3, compute-0-10, compute-0-5, compute-0-6, compute-0-8, compute-0-9 </text:p>
      <text:p text:style-name="P28">compute-0-8 - Peers : compute-0-0, compute-0-1, compute-0-2, compute-0-3, compute-0-10, compute-0-5, compute-0-6, compute-0-7, compute-0-9 </text:p>
      <text:p text:style-name="P28">compute-0-9 - Peers : compute-0-0, compute-0-1, compute-0-2, compute-0-3, compute-0-10, compute-0-5, compute-0-6, compute-0-7, compute-0-8</text:p>
      <text:p text:style-name="P15"/>
      <text:p text:style-name="P15"/>
      <text:p text:style-name="P15"/>
      <text:p text:style-name="P15"/>
      <text:p text:style-name="P15"><draw:frame draw:style-name="fr2" draw:name="Object5" text:anchor-type="paragraph" svg:width="4.5453in" svg:height="1.9437in" draw:z-index="4"><draw:object xlink:href="./Object 5" xlink:type="simple" xlink:show="embed" xlink:actuate="onLoad"/><draw:image xlink:href="./ObjectReplacements/Object 5"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oft-page-break/><text:span text:style-name="T18">Analysis : </text:span></text:p>
      <text:p text:style-name="P29"><text:span text:style-name="T18"/></text:p>
      <text:p text:style-name="P30"><text:span text:style-name="T18"/></text:p>
      <text:p text:style-name="P30">In PA2 <text:s/>number of RPC calls made is very high compared to number of calls made in PA1.</text:p>
      <text:p text:style-name="P30"><text:span text:style-name="T18"/></text:p>
      <text:p text:style-name="P30"><text:span text:style-name="T18">Number of RPC calls made to fetch the file remains the same in PA1 and PA2. </text:span><text:span text:style-name="T20">This is dependent on the size of the file. In each call, 4096 bytes of data </text:span><text:span text:style-name="T22">is read and transferred.</text:span></text:p>
      <text:p text:style-name="P30"><text:span text:style-name="T20"/></text:p>
      <text:p text:style-name="P31"><text:span text:style-name="T20">In PA1, one RPC call was made in the whole system to get the location of the file. All subsequent calls </text:span><text:span text:style-name="T21">were related to actual file transfer. In PA2, no of RPC calls to get the file location is comparatively higher than PA1. On that note, time taken to find the file location is relatively higher than PA1. <text:s/></text:span></text:p>
      <text:p text:style-name="P31"><text:span text:style-name="T21"/></text:p>
      <text:p text:style-name="P31"><text:span text:style-name="T23">In spite of having a MAXTTL of 4 and a broadcast to all once the file is found, number of </text:span><text:span text:style-name="T23">search calls exchanged is quite high .</text:span></text:p>
      <text:p text:style-name="P31"><text:span text:style-name="T23"/></text:p>
      <text:p text:style-name="P32"><text:span text:style-name="T24">However we do not depend on one node to give us the file location. Index server is distributed and index server is no more a bottle neck. <text:s/>With our caching feature that we have in our project, time taken to search a file should get reduced as time progres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size="12pt" style:font-name-asian="OpenSymbol" style:font-size-asian="10.5pt" style:font-name-complex="OpenSymbol" style:font-size-complex="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amu </meta:initial-creator>
    <meta:creation-date>2011-02-28T18:25:46</meta:creation-date>
    <meta:generator>OpenOffice.org/3.2$Linux OpenOffice.org_project/320m19$Build-9505</meta:generator>
    <dc:date>2011-03-31T18:57:56</dc:date>
    <meta:editing-duration>PT02H17M50S</meta:editing-duration>
    <meta:editing-cycles>30</meta:editing-cycles>
    <meta:document-statistic meta:table-count="0" meta:image-count="0" meta:object-count="5" meta:page-count="5" meta:paragraph-count="80" meta:word-count="750" meta:character-count="60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8209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
          <table:table-cell table:number-columns-repeated="5"/>
        </table:table-row>
        <table:table-row table:style-name="ro2">
          <table:table-cell/>
          <table:table-cell table:style-name="ce1" office:value-type="string" table:number-columns-spanned="4" table:number-rows-spanned="1">
            <text:p>Star-4</text:p>
          </table:table-cell>
          <table:covered-table-cell table:style-name="ce4"/>
          <table:covered-table-cell table:style-name="ce4"/>
          <table:covered-table-cell table:style-name="ce4"/>
        </table:table-row>
        <table:table-row table:style-name="ro3">
          <table:table-cell/>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table-cell table:style-name="ce2" office:value-type="string">
            <text:p>1k</text:p>
          </table:table-cell>
          <table:table-cell table:style-name="ce2" office:value-type="string">
            <text:p>compute-0-0</text:p>
          </table:table-cell>
          <table:table-cell table:style-name="ce2" office:value-type="string">
            <text:p>compute-0-3</text:p>
          </table:table-cell>
          <table:table-cell table:style-name="ce2" office:value-type="float" office:value="34.281">
            <text:p>34.28</text:p>
          </table:table-cell>
        </table:table-row>
        <table:table-row table:style-name="ro3">
          <table:table-cell/>
          <table:table-cell table:style-name="ce2" office:value-type="string">
            <text:p>2k</text:p>
          </table:table-cell>
          <table:table-cell table:style-name="ce2" office:value-type="string">
            <text:p>compute-0-0</text:p>
          </table:table-cell>
          <table:table-cell table:style-name="ce2" office:value-type="string">
            <text:p>compute-0-1, 0-2</text:p>
          </table:table-cell>
          <table:table-cell table:style-name="ce2" office:value-type="float" office:value="1.315">
            <text:p>1.32</text:p>
          </table:table-cell>
        </table:table-row>
        <table:table-row table:style-name="ro3">
          <table:table-cell/>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9.812">
            <text:p>9.81</text:p>
          </table:table-cell>
        </table:table-row>
        <table:table-row table:style-name="ro3">
          <table:table-cell/>
          <table:table-cell table:style-name="ce2" office:value-type="string">
            <text:p>8k</text:p>
          </table:table-cell>
          <table:table-cell table:style-name="ce2" office:value-type="string">
            <text:p>compute-0-0</text:p>
          </table:table-cell>
          <table:table-cell table:style-name="ce2" office:value-type="string">
            <text:p>compute-0-3</text:p>
          </table:table-cell>
          <table:table-cell table:style-name="ce2" office:value-type="float" office:value="17.63">
            <text:p>17.63</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table:style-name="ce2" office:value-type="string">
            <text:p>8k</text:p>
          </table:table-cell>
          <table:table-cell table:style-name="ce2" office:value-type="string">
            <text:p>Compute-0-0, 0-1, 0-2</text:p>
          </table:table-cell>
          <table:table-cell table:style-name="ce2" office:value-type="string">
            <text:p>compute-0-3</text:p>
          </table:table-cell>
          <table:table-cell table:style-name="ce2" office:value-type="string">
            <text:p>17.711 / 17.68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63in"/>
    </style:style>
    <style:style style:name="co3" style:family="table-column">
      <style:table-column-properties fo:break-before="auto" style:column-width="1.3543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number-rows-repeated="2">
          <table:table-cell table:number-columns-repeated="6"/>
          <table:table-cell table:style-name="Default" table:number-columns-repeated="4"/>
        </table:table-row>
        <table:table-row table:style-name="ro2">
          <table:table-cell table:number-columns-repeated="6"/>
          <table:table-cell table:style-name="ce1" office:value-type="string" table:number-columns-spanned="4" table:number-rows-spanned="1">
            <text:p>Mesh-10</text:p>
          </table:table-cell>
          <table:covered-table-cell table:style-name="ce4"/>
          <table:covered-table-cell table:style-name="ce4"/>
          <table:covered-table-cell table:style-name="ce4"/>
        </table:table-row>
        <table:table-row table:style-name="ro3">
          <table:table-cell table:number-columns-repeated="6"/>
          <table:table-cell office:value-type="string">
            <text:p>File Size</text:p>
          </table:table-cell>
          <table:table-cell office:value-type="string">
            <text:p>Requestor</text:p>
          </table:table-cell>
          <table:table-cell office:value-type="string">
            <text:p>Provider</text:p>
          </table:table-cell>
          <table:table-cell office:value-type="string">
            <text:p>Time</text:p>
          </table:table-cell>
        </table:table-row>
        <table:table-row table:style-name="ro3">
          <table:table-cell table:number-columns-repeated="6"/>
          <table:table-cell office:value-type="string">
            <text:p>1k</text:p>
          </table:table-cell>
          <table:table-cell office:value-type="string">
            <text:p>compute-0-1</text:p>
          </table:table-cell>
          <table:table-cell office:value-type="string">
            <text:p>compute-0-3</text:p>
          </table:table-cell>
          <table:table-cell office:value-type="float" office:value="34.076">
            <text:p>34.08</text:p>
          </table:table-cell>
        </table:table-row>
        <table:table-row table:style-name="ro3">
          <table:table-cell table:number-columns-repeated="6"/>
          <table:table-cell office:value-type="string">
            <text:p>2k</text:p>
          </table:table-cell>
          <table:table-cell office:value-type="string">
            <text:p>compute-0-3</text:p>
          </table:table-cell>
          <table:table-cell office:value-type="string">
            <text:p>compute-0-10</text:p>
          </table:table-cell>
          <table:table-cell office:value-type="float" office:value="1.764">
            <text:p>1.76</text:p>
          </table:table-cell>
        </table:table-row>
        <table:table-row table:style-name="ro3">
          <table:table-cell table:number-columns-repeated="6"/>
          <table:table-cell office:value-type="string">
            <text:p>4k</text:p>
          </table:table-cell>
          <table:table-cell office:value-type="string">
            <text:p>compute-0-7</text:p>
          </table:table-cell>
          <table:table-cell office:value-type="string">
            <text:p>compute-0-1</text:p>
          </table:table-cell>
          <table:table-cell office:value-type="float" office:value="9.556">
            <text:p>9.56</text:p>
          </table:table-cell>
        </table:table-row>
        <table:table-row table:style-name="ro3">
          <table:table-cell table:number-columns-repeated="6"/>
          <table:table-cell office:value-type="string">
            <text:p>8k</text:p>
          </table:table-cell>
          <table:table-cell office:value-type="string">
            <text:p>compute-0-0</text:p>
          </table:table-cell>
          <table:table-cell office:value-type="string">
            <text:p>compute-0-9</text:p>
          </table:table-cell>
          <table:table-cell office:value-type="float" office:value="17.354">
            <text:p>17.35</text:p>
          </table:table-cell>
        </table:table-row>
        <table:table-row table:style-name="ro3">
          <table:table-cell table:number-columns-repeated="6"/>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number-columns-repeated="6"/>
          <table:table-cell office:value-type="string">
            <text:p>8k</text:p>
          </table:table-cell>
          <table:table-cell office:value-type="string">
            <text:p>compute-0-0, 0-1</text:p>
          </table:table-cell>
          <table:table-cell office:value-type="string">
            <text:p>compute-0-9</text:p>
          </table:table-cell>
          <table:table-cell office:value-type="string">
            <text:p>17.612 / 17.97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3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382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able:number-columns-spanned="4" table:number-rows-spanned="1">
            <text:p>Relay</text:p>
          </table:table-cell>
          <table:covered-table-cell table:style-name="ce4"/>
          <table:covered-table-cell table:style-name="ce4"/>
          <table:covered-table-cell table:style-name="ce4"/>
        </table:table-row>
        <table:table-row table:style-name="ro3">
          <table:table-cell/>
          <table:table-cell office:value-type="string">
            <text:p>File Size</text:p>
          </table:table-cell>
          <table:table-cell office:value-type="string">
            <text:p>Requestor</text:p>
          </table:table-cell>
          <table:table-cell office:value-type="string">
            <text:p>Provider</text:p>
          </table:table-cell>
          <table:table-cell office:value-type="string">
            <text:p>Time</text:p>
          </table:table-cell>
        </table:table-row>
        <table:table-row table:style-name="ro3">
          <table:table-cell/>
          <table:table-cell office:value-type="string">
            <text:p>1k</text:p>
          </table:table-cell>
          <table:table-cell office:value-type="string">
            <text:p>compute-0-0</text:p>
          </table:table-cell>
          <table:table-cell office:value-type="string">
            <text:p>compute-0-3</text:p>
          </table:table-cell>
          <table:table-cell office:value-type="float" office:value="34.528">
            <text:p>34.53</text:p>
          </table:table-cell>
        </table:table-row>
        <table:table-row table:style-name="ro3">
          <table:table-cell/>
          <table:table-cell office:value-type="string">
            <text:p>2k</text:p>
          </table:table-cell>
          <table:table-cell office:value-type="string">
            <text:p>compute-0-0</text:p>
          </table:table-cell>
          <table:table-cell office:value-type="string">
            <text:p>compute-0-1, 0-2</text:p>
          </table:table-cell>
          <table:table-cell office:value-type="float" office:value="0.911">
            <text:p>0.91</text:p>
          </table:table-cell>
        </table:table-row>
        <table:table-row table:style-name="ro3">
          <table:table-cell/>
          <table:table-cell office:value-type="string">
            <text:p>4k</text:p>
          </table:table-cell>
          <table:table-cell office:value-type="string">
            <text:p>compute-0-0</text:p>
          </table:table-cell>
          <table:table-cell office:value-type="string">
            <text:p>compute-0-1</text:p>
          </table:table-cell>
          <table:table-cell office:value-type="float" office:value="9.031">
            <text:p>9.03</text:p>
          </table:table-cell>
        </table:table-row>
        <table:table-row table:style-name="ro3">
          <table:table-cell/>
          <table:table-cell office:value-type="string">
            <text:p>8k</text:p>
          </table:table-cell>
          <table:table-cell office:value-type="string">
            <text:p>compute-0-0</text:p>
          </table:table-cell>
          <table:table-cell office:value-type="string">
            <text:p>compute-0-3</text:p>
          </table:table-cell>
          <table:table-cell office:value-type="float" office:value="17.441">
            <text:p>17.44</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office:value-type="string">
            <text:p>8k</text:p>
          </table:table-cell>
          <table:table-cell office:value-type="string">
            <text:p>Compute-0-0, 0-1, 0-2</text:p>
          </table:table-cell>
          <table:table-cell office:value-type="string">
            <text:p>compute-0-3</text:p>
          </table:table-cell>
          <table:table-cell office:value-type="string">
            <text:p>17.438 / 17.45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63in"/>
    </style:style>
    <style:style style:name="co3" style:family="table-column">
      <style:table-column-properties fo:break-before="auto" style:column-width="1.3543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10"/>
        </table:table-row>
        <table:table-row table:style-name="ro2">
          <table:table-cell table:number-columns-repeated="6"/>
          <table:table-cell table:style-name="ce1" office:value-type="string" table:number-columns-spanned="4" table:number-rows-spanned="1">
            <text:p>Mesh-12</text:p>
          </table:table-cell>
          <table:covered-table-cell table:style-name="ce4"/>
          <table:covered-table-cell table:style-name="ce4"/>
          <table:covered-table-cell table:style-name="ce4"/>
        </table:table-row>
        <table:table-row table:style-name="ro3">
          <table:table-cell table:number-columns-repeated="6"/>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number-columns-repeated="6"/>
          <table:table-cell table:style-name="ce2" office:value-type="string">
            <text:p>1k</text:p>
          </table:table-cell>
          <table:table-cell table:style-name="ce2" office:value-type="string">
            <text:p>compute-0-1</text:p>
          </table:table-cell>
          <table:table-cell table:style-name="ce2" office:value-type="string">
            <text:p>compute-0-3</text:p>
          </table:table-cell>
          <table:table-cell table:style-name="ce2" office:value-type="float" office:value="34.137">
            <text:p>34.14</text:p>
          </table:table-cell>
        </table:table-row>
        <table:table-row table:style-name="ro3">
          <table:table-cell table:number-columns-repeated="6"/>
          <table:table-cell table:style-name="ce2" office:value-type="string">
            <text:p>2k</text:p>
          </table:table-cell>
          <table:table-cell table:style-name="ce2" office:value-type="string">
            <text:p>compute-0-3</text:p>
          </table:table-cell>
          <table:table-cell table:style-name="ce2" office:value-type="string">
            <text:p>compute-0-10</text:p>
          </table:table-cell>
          <table:table-cell table:style-name="ce2" office:value-type="float" office:value="7.437">
            <text:p>7.44</text:p>
          </table:table-cell>
        </table:table-row>
        <table:table-row table:style-name="ro3">
          <table:table-cell table:number-columns-repeated="6"/>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9.745">
            <text:p>9.75</text:p>
          </table:table-cell>
        </table:table-row>
        <table:table-row table:style-name="ro3">
          <table:table-cell table:number-columns-repeated="6"/>
          <table:table-cell table:style-name="ce2" office:value-type="string">
            <text:p>8k</text:p>
          </table:table-cell>
          <table:table-cell table:style-name="ce2" office:value-type="string">
            <text:p>compute-0-0</text:p>
          </table:table-cell>
          <table:table-cell table:style-name="ce2" office:value-type="string">
            <text:p>compute-0-9</text:p>
          </table:table-cell>
          <table:table-cell table:style-name="ce2" office:value-type="float" office:value="18.034">
            <text:p>18.03</text:p>
          </table:table-cell>
        </table:table-row>
        <table:table-row table:style-name="ro3">
          <table:table-cell table:number-columns-repeated="6"/>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number-columns-repeated="6"/>
          <table:table-cell table:style-name="ce2" office:value-type="string">
            <text:p>8k</text:p>
          </table:table-cell>
          <table:table-cell table:style-name="ce2" office:value-type="string">
            <text:p>compute-0-0, 0-1</text:p>
          </table:table-cell>
          <table:table-cell table:style-name="ce2" office:value-type="string">
            <text:p>compute-0-3</text:p>
          </table:table-cell>
          <table:table-cell table:style-name="ce2" office:value-type="string">
            <text:p>17.752 / 17.89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2: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5">
          <table:table-cell table:number-columns-repeated="5"/>
        </table:table-row>
        <table:table-row table:style-name="ro2">
          <table:table-cell/>
          <table:table-cell table:style-name="ce1" office:value-type="string" table:number-columns-spanned="4" table:number-rows-spanned="1">
            <text:p>Star-10</text:p>
          </table:table-cell>
          <table:covered-table-cell table:style-name="ce4"/>
          <table:covered-table-cell table:style-name="ce4"/>
          <table:covered-table-cell table:style-name="ce4"/>
        </table:table-row>
        <table:table-row table:style-name="ro3">
          <table:table-cell/>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table-cell table:style-name="ce2" office:value-type="string">
            <text:p>1k</text:p>
          </table:table-cell>
          <table:table-cell table:style-name="ce2" office:value-type="string">
            <text:p>compute-0-0</text:p>
          </table:table-cell>
          <table:table-cell table:style-name="ce2" office:value-type="string">
            <text:p>compute-0-3</text:p>
          </table:table-cell>
          <table:table-cell table:style-name="ce2" office:value-type="float" office:value="36.281">
            <text:p>36.28</text:p>
          </table:table-cell>
        </table:table-row>
        <table:table-row table:style-name="ro3">
          <table:table-cell/>
          <table:table-cell table:style-name="ce2" office:value-type="string">
            <text:p>2k</text:p>
          </table:table-cell>
          <table:table-cell table:style-name="ce2" office:value-type="string">
            <text:p>compute-0-0</text:p>
          </table:table-cell>
          <table:table-cell table:style-name="ce2" office:value-type="string">
            <text:p>compute-0-10</text:p>
          </table:table-cell>
          <table:table-cell table:style-name="ce2" office:value-type="float" office:value="3.66">
            <text:p>3.66</text:p>
          </table:table-cell>
        </table:table-row>
        <table:table-row table:style-name="ro3">
          <table:table-cell/>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11.857">
            <text:p>11.86</text:p>
          </table:table-cell>
        </table:table-row>
        <table:table-row table:style-name="ro3">
          <table:table-cell/>
          <table:table-cell table:style-name="ce2" office:value-type="string">
            <text:p>8k</text:p>
          </table:table-cell>
          <table:table-cell table:style-name="ce2" office:value-type="string">
            <text:p>compute-0-0</text:p>
          </table:table-cell>
          <table:table-cell table:style-name="ce2" office:value-type="string">
            <text:p>compute-0-9</text:p>
          </table:table-cell>
          <table:table-cell table:style-name="ce2" office:value-type="float" office:value="19.874">
            <text:p>19.87</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table:style-name="ce2" office:value-type="string">
            <text:p>8k</text:p>
          </table:table-cell>
          <table:table-cell table:style-name="ce2" office:value-type="string">
            <text:p>compute-0-0, 0-1</text:p>
          </table:table-cell>
          <table:table-cell table:style-name="ce2" office:value-type="string">
            <text:p>compute-0-3</text:p>
          </table:table-cell>
          <table:table-cell table:style-name="ce2" office:value-type="string">
            <text:p>19.911 / 19.88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3:10</text:time></text:p>
        </style:region-right>
      </style:header>
      <style:header-left style:display="false"/>
      <style:footer>
        <text:p>Page <text:page-number>1</text:page-number> / <text:page-count>99</text:page-count></text:p>
      </style:footer>
      <style:footer-left style:display="false"/>
    </style:master-page>
  </office:master-styles>
</office:document-styles>
</file>